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LayeredArchitecuture" style:family="table">
      <style:table-properties style:width="11.232cm" fo:margin-left="2.824cm" fo:margin-right="2.944cm" table:align="margins"/>
    </style:style>
    <style:style style:name="LayeredArchitecuture.A" style:family="table-column">
      <style:table-column-properties style:column-width="5.378cm" style:rel-column-width="3049*"/>
    </style:style>
    <style:style style:name="LayeredArchitecuture.B" style:family="table-column">
      <style:table-column-properties style:column-width="5.854cm" style:rel-column-width="3319*"/>
    </style:style>
    <style:style style:name="LayeredArchitecuture.A1" style:family="table-cell">
      <style:table-cell-properties fo:padding="0.097cm" fo:border="0.002cm solid #000000"/>
    </style:style>
    <style:style style:name="LayeredArchitecuture.A2" style:family="table-cell">
      <style:table-cell-properties fo:padding="0.097cm" fo:border-left="0.002cm solid #000000" fo:border-right="0.002cm solid #000000" fo:border-top="none" fo:border-bottom="0.002cm solid #000000"/>
    </style:style>
    <style:style style:name="LayeredArchitecuture.A3" style:family="table-cell">
      <style:table-cell-properties fo:padding="0.097cm" fo:border-left="0.002cm solid #000000" fo:border-right="none" fo:border-top="none" fo:border-bottom="0.002cm solid #000000"/>
    </style:style>
    <style:style style:name="LayeredArchitecuture.6" style:family="table-row">
      <style:table-row-properties style:min-row-height="0.591cm"/>
    </style:style>
    <style:style style:name="P1" style:family="paragraph" style:parent-style-name="Table_20_Contents">
      <style:paragraph-properties fo:text-align="center" style:justify-single-word="false"/>
    </style:style>
    <style:style style:name="P2" style:family="paragraph" style:parent-style-name="Standard">
      <style:text-properties fo:font-weight="bold" style:font-weight-asian="bold" style:font-weight-complex="bold"/>
    </style:style>
    <style:style style:name="P3" style:family="paragraph" style:parent-style-name="Standard" style:list-style-name="L2"/>
    <style:style style:name="P4" style:family="paragraph" style:parent-style-name="Standard">
      <style:text-properties fo:font-style="italic" style:font-style-asian="italic" style:font-style-complex="italic"/>
    </style:style>
    <style:style style:name="P5" style:family="paragraph" style:parent-style-name="Standard">
      <style:paragraph-properties fo:text-align="start" style:justify-single-word="false"/>
      <style:text-properties fo:font-style="italic" style:font-style-asian="italic" style:font-style-complex="italic"/>
    </style:style>
    <style:style style:name="P6" style:family="paragraph" style:parent-style-name="Standard">
      <style:text-properties fo:font-style="italic" style:text-underline-style="none" style:font-style-asian="italic" style:font-style-complex="italic"/>
    </style:style>
    <style:style style:name="P7" style:family="paragraph" style:parent-style-name="Standard">
      <style:text-properties style:text-position="0% 100%" fo:font-style="normal" style:text-underline-style="solid" style:text-underline-width="auto" style:text-underline-color="font-color" fo:font-weight="bold" style:font-style-asian="normal" style:font-weight-asian="bold" style:font-style-complex="normal" style:font-weight-complex="bold"/>
    </style:style>
    <style:style style:name="P8" style:family="paragraph" style:parent-style-name="Standard">
      <style:text-properties fo:font-style="normal" fo:font-weight="bold" style:font-style-asian="normal" style:font-weight-asian="bold" style:font-style-complex="normal" style:font-weight-complex="bold"/>
    </style:style>
    <style:style style:name="P9" style:family="paragraph" style:parent-style-name="Standard">
      <style:text-properties fo:font-style="normal" style:text-underline-style="none" fo:font-weight="normal" style:font-style-asian="normal" style:font-weight-asian="normal" style:font-style-complex="normal" style:font-weight-complex="normal"/>
    </style:style>
    <style:style style:name="P10" style:family="paragraph" style:parent-style-name="Standard">
      <style:paragraph-properties fo:text-align="justify" style:justify-single-word="false"/>
    </style:style>
    <style:style style:name="P11" style:family="paragraph" style:parent-style-name="Standard" style:list-style-name="L6">
      <style:paragraph-properties fo:text-align="start" style:justify-single-word="false"/>
    </style:style>
    <style:style style:name="P12" style:family="paragraph" style:parent-style-name="Standard" style:list-style-name="L7">
      <style:paragraph-properties fo:text-align="start" style:justify-single-word="false"/>
    </style:style>
    <style:style style:name="P13" style:family="paragraph" style:parent-style-name="Standard" style:list-style-name="L10">
      <style:paragraph-properties fo:text-align="start" style:justify-single-word="false"/>
    </style:style>
    <style:style style:name="P14" style:family="paragraph" style:parent-style-name="Standard" style:list-style-name="L12">
      <style:paragraph-properties fo:text-align="start" style:justify-single-word="false"/>
    </style:style>
    <style:style style:name="P15" style:family="paragraph" style:parent-style-name="Standard" style:list-style-name="L13">
      <style:paragraph-properties fo:text-align="start" style:justify-single-word="false"/>
    </style:style>
    <style:style style:name="P16" style:family="paragraph" style:parent-style-name="Standard" style:list-style-name="L14">
      <style:paragraph-properties fo:text-align="start" style:justify-single-word="false"/>
    </style:style>
    <style:style style:name="P17" style:family="paragraph" style:parent-style-name="Standard" style:list-style-name="L15">
      <style:paragraph-properties fo:text-align="start" style:justify-single-word="false"/>
    </style:style>
    <style:style style:name="P18" style:family="paragraph" style:parent-style-name="Standard" style:list-style-name="L9"/>
    <style:style style:name="T1" style:family="text">
      <style:text-properties style:text-underline-style="solid" style:text-underline-width="auto" style:text-underline-color="font-color"/>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tyle="normal" style:text-underline-style="none" style:font-style-asian="normal" style:font-style-complex="normal"/>
    </style:style>
    <style:style style:name="T5" style:family="text">
      <style:text-properties fo:font-style="italic" style:text-underline-style="solid" style:text-underline-width="auto" style:text-underline-color="font-color" style:font-style-asian="italic" style:font-style-complex="italic"/>
    </style:style>
    <text:list-style style:name="L1">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35cm" fo:text-indent="-0.635cm" fo:margin-left="7.7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7cm" fo:text-indent="-0.635cm" fo:margin-left="8.3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005cm" fo:text-indent="-0.635cm" fo:margin-left="9.005cm"/>
        </style:list-level-properties>
      </text:list-level-style-bullet>
    </text:list-style>
    <text:list-style style:name="L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2"><text:tab/><text:tab/><text:tab/><text:tab/><text:tab/><text:span text:style-name="T1">System Architecture</text:span></text:p>
      <text:p text:style-name="Standard"/>
      <text:p text:style-name="P10"/>
      <text:p text:style-name="P10"><text:tab/>The architecture of a software system are it's software elements and the relationships between them in defining how it performs together as one cohesive unit / platform / framework. Generally software architectures are centric around the kind of application that is built. <text:s text:c="2"/><text:tab/></text:p>
      <text:p text:style-name="P10"/>
      <text:p text:style-name="P10"><text:s text:c="2"/></text:p>
      <text:p text:style-name="P10"/>
      <text:p text:style-name="P10">For instance,</text:p>
      <text:p text:style-name="P10"><text:span text:style-name="T2"><text:tab/>1.<text:tab/>Client-server architectures (2-tier,3-tier,n-tier)</text:span> : are used to build client-server applications. In today's world, a web application build using J2EE / Node Js / Asp.net could be a good example. These architectures generally tend to have a dedicated one or more application servers and one or more database servers. eg. Ola cabs, yepme.com, bigbasket.com etc.</text:p>
      <text:p text:style-name="P10"><text:span text:style-name="T2"><text:tab/>2. <text:tab/>Cloud based architectures </text:span>: are used for applications which are hosted entirely in the cloud (Amazon Web Services, Rackspace, Heroku etc). These architectures are build for enormous scale and generally are hosted in a data-center with multiple servers, load balancers and databases. e.g. Flipkart.com, amazon.com, <text:s/>gmail.com (and google applications : google docs etc), facebook, linkedin etc.</text:p>
      <text:p text:style-name="P10"><text:span text:style-name="T2"><text:tab/>3. <text:tab/>Layered architecture</text:span> : is a style of software architecture used to describe software components and frameworks as layers. The operating systems architecture is a very good example of this. Windows layered architecture, .Net framework layered architecture, Linux layered architecture, Java layered architecture etc. </text:p>
      <text:p text:style-name="P10"><text:span text:style-name="T2"><text:tab/>4.<text:tab/>Service oriented architecture : </text:span><text:span text:style-name="T3"><text:s/>are used for building software services which provide two-way communications over http: web services, REST services, simple get / post http api's etc. e.g. IMDB web services, googlemaps web services etc.</text:span></text:p>
      <text:p text:style-name="P10"><text:span text:style-name="T2"><text:tab/>5. <text:tab/>Rule based architecture : </text:span><text:span text:style-name="T3"><text:s/>are generally used for building large rule based engines which need to be configured for a dynamically changing contexts, artificial intelligence and machine learning. eg. Microsoft BizTalk server, NLP's – Apple SIRI, google voice etc.</text:span></text:p>
      <text:p text:style-name="P10"><text:span text:style-name="T2"><text:tab/>6.<text:tab/>Plug-ins based architecture : </text:span><text:span text:style-name="T3">are generally used to extend the functionalities of an existing core application / framework eg. Adobe Photoshop, jQuery javascript framework.</text:span></text:p>
      <text:p text:style-name="P10"><text:span text:style-name="T2"><text:tab/>7.<text:tab/>Component-based architecture : </text:span><text:span text:style-name="T3"><text:s/>are generally used to build scalable applications and frameworks which are primarily driven by independent software components. These software components can be build and tested independently in isolation and then integrated into the system. Good examples of these architectures are scientific applications eg. Matlab, 3DStudio Max, AutoCad etc.</text:span></text:p>
      <text:p text:style-name="P10"/>
      <text:p text:style-name="P10"/>
      <text:p text:style-name="P10"><text:tab/>Most of these architectures can be classified into its logical architecture and physical architecture. The logical architecture of the software are its components viz. ui services, databases, <text:s/>security etc. The physical architecture of the software are it's physical entities viz. Servers, hosting, infrastructure etc. </text:p>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text:tab/>The study for the Steganography project started from identifying and defining the software components of the architecture to put together a viable framework for steganography using genetic algorithms. <text:s/>After considering the different architectural patters described above, We chose to build the Steganography project using a component based architecture. We identified that the project could be de-composed into modules and to develop each module in isolation, independent of the other module would very much suit the design, development and testing of the steganography project. </text:p>
      <text:p text:style-name="P10"/>
      <text:p text:style-name="P10">The key software components / modules that we have identified are:</text:p>
      <text:p text:style-name="P10"/>
      <text:p text:style-name="Standard"/>
      <text:list xml:id="list1716781538973107979" text:style-name="L2">
        <text:list-item>
          <text:p text:style-name="P3">User interface components</text:p>
        </text:list-item>
        <text:list-item>
          <text:p text:style-name="P3">Image handler component </text:p>
        </text:list-item>
        <text:list-item>
          <text:p text:style-name="P3">Cryptography component</text:p>
        </text:list-item>
        <text:list-item>
          <text:p text:style-name="P3">LSB insertion component</text:p>
        </text:list-item>
        <text:list-item>
          <text:p text:style-name="P3">GA component</text:p>
        </text:list-item>
        <text:list-item>
          <text:p text:style-name="P3">Image testing component</text:p>
        </text:list-item>
        <text:list-item>
          <text:p text:style-name="P3">Results and reporting component </text:p>
        </text:list-item>
      </text:list>
      <text:p text:style-name="Standard"/>
      <text:p text:style-name="Standard"/>
      <text:p text:style-name="Standard"/>
      <text:p text:style-name="Standard"><text:tab/></text:p>
      <table:table table:name="LayeredArchitecuture" table:style-name="LayeredArchitecuture">
        <table:table-column table:style-name="LayeredArchitecuture.A"/>
        <table:table-column table:style-name="LayeredArchitecuture.B"/>
        <table:table-row>
          <table:table-cell table:style-name="LayeredArchitecuture.A1" table:number-columns-spanned="2" office:value-type="string">
            <text:p text:style-name="P1">Results and reporting</text:p>
          </table:table-cell>
          <table:covered-table-cell/>
        </table:table-row>
        <table:table-row>
          <table:table-cell table:style-name="LayeredArchitecuture.A2" table:number-columns-spanned="2" office:value-type="string">
            <text:p text:style-name="P1">Image Testing</text:p>
          </table:table-cell>
          <table:covered-table-cell/>
        </table:table-row>
        <table:table-row>
          <table:table-cell table:style-name="LayeredArchitecuture.A3" office:value-type="string">
            <text:p text:style-name="P1">LSB Identify</text:p>
          </table:table-cell>
          <table:table-cell table:style-name="LayeredArchitecuture.A2" office:value-type="string">
            <text:p text:style-name="P1"><text:s/>GA</text:p>
          </table:table-cell>
        </table:table-row>
        <table:table-row>
          <table:table-cell table:style-name="LayeredArchitecuture.A2" table:number-columns-spanned="2" office:value-type="string">
            <text:p text:style-name="P1">Cryptography</text:p>
          </table:table-cell>
          <table:covered-table-cell/>
        </table:table-row>
        <table:table-row>
          <table:table-cell table:style-name="LayeredArchitecuture.A2" table:number-columns-spanned="2" office:value-type="string">
            <text:p text:style-name="P1">Image Handler </text:p>
          </table:table-cell>
          <table:covered-table-cell/>
        </table:table-row>
        <table:table-row table:style-name="LayeredArchitecuture.6">
          <table:table-cell table:style-name="LayeredArchitecuture.A2" table:number-columns-spanned="2" office:value-type="string">
            <text:p text:style-name="P1">User Interface ( Java Swing)</text:p>
          </table:table-cell>
          <table:covered-table-cell/>
        </table:table-row>
      </table:table>
      <text:p text:style-name="P4"><text:tab/><text:tab/><text:tab/><text:span text:style-name="T1">Layered Architecture of the Steganography project.</text:span></text:p>
      <text:p text:style-name="P4"><text:span text:style-name="T1"/></text:p>
      <text:p text:style-name="P4"><text:span text:style-name="T1"/></text:p>
      <text:p text:style-name="Standard"><text:span text:style-name="T5">Description of each component</text:span></text:p>
      <text:p text:style-name="Standard"><text:span text:style-name="T5"/></text:p>
      <text:list xml:id="list3661051980414978704" text:style-name="L9">
        <text:list-item>
          <text:list>
            <text:list-item>
              <text:list>
                <text:list-item>
                  <text:p text:style-name="P18"><text:span text:style-name="T4">User interface components : This component provides a rich graphical user interface for the below operations.</text:span></text:p>
                </text:list-item>
              </text:list>
            </text:list-item>
          </text:list>
        </text:list-item>
      </text:list>
      <text:list xml:id="list8983217513523263749" text:style-name="L6">
        <text:list-item>
          <text:list>
            <text:list-item>
              <text:list>
                <text:list-item>
                  <text:p text:style-name="P11"><text:span text:style-name="T4">Choose a test image from a location on your computer / network</text:span></text:p>
                </text:list-item>
                <text:list-item>
                  <text:p text:style-name="P11"><text:span text:style-name="T4">Add a secret message to be inserted into the chosen image</text:span></text:p>
                </text:list-item>
                <text:list-item>
                  <text:p text:style-name="P11"><text:span text:style-name="T4">Encrypt the message</text:span></text:p>
                </text:list-item>
                <text:list-item>
                  <text:p text:style-name="P11"><text:span text:style-name="T4">Start the GA process to lsb insert</text:span></text:p>
                </text:list-item>
                <text:list-item>
                  <text:p text:style-name="P11"><text:span text:style-name="T4">Display the PIT (pixel index table)</text:span></text:p>
                </text:list-item>
                <text:list-item>
                  <text:p text:style-name="P11"><text:span text:style-name="T4">Display the stego image</text:span></text:p>
                </text:list-item>
                <text:list-item>
                  <text:p text:style-name="P11"><text:span text:style-name="T4">Test the source image and stego image for PNSR</text:span></text:p>
                  <text:p text:style-name="P11"><text:span text:style-name="T4"/></text:p>
                </text:list-item>
              </text:list>
            </text:list-item>
          </text:list>
        </text:list-item>
      </text:list>
      <text:list xml:id="list6194771398766558024" text:style-name="L7">
        <text:list-item>
          <text:list>
            <text:list-item>
              <text:list>
                <text:list-item>
                  <text:p text:style-name="P12"><text:span text:style-name="T4">Image Handler : The image handler component provides various functions and utilities associated with the image under experiment such as</text:span></text:p>
                </text:list-item>
              </text:list>
            </text:list-item>
          </text:list>
        </text:list-item>
      </text:list>
      <text:list xml:id="list625638884402573812" text:style-name="L12">
        <text:list-item>
          <text:list>
            <text:list-item>
              <text:list>
                <text:list-item>
                  <text:p text:style-name="P14"><text:span text:style-name="T4">read the image data pixel wise</text:span></text:p>
                </text:list-item>
                <text:list-item>
                  <text:p text:style-name="P14"><text:span text:style-name="T4">get the r,g,b components of the image data in binary </text:span></text:p>
                </text:list-item>
                <text:list-item>
                  <text:p text:style-name="P14"><text:soft-page-break/><text:span text:style-name="T4">insert a given byte into the r,g,b components of a pixel</text:span></text:p>
                </text:list-item>
                <text:list-item>
                  <text:p text:style-name="P14"><text:span text:style-name="T4">help generate the pixel index table (PIT)</text:span></text:p>
                </text:list-item>
              </text:list>
            </text:list-item>
          </text:list>
        </text:list-item>
      </text:list>
      <text:list xml:id="list700907243" text:continue-list="list6194771398766558024" text:style-name="L7">
        <text:list-item>
          <text:list>
            <text:list-item>
              <text:list>
                <text:list-item>
                  <text:p text:style-name="P12"><text:span text:style-name="T4">Cryptography : The cryptography component will provide the simple cryptographic operations of </text:span></text:p>
                </text:list-item>
              </text:list>
            </text:list-item>
          </text:list>
        </text:list-item>
      </text:list>
      <text:list xml:id="list3128680146475357553" text:style-name="L13">
        <text:list-item>
          <text:list>
            <text:list-item>
              <text:list>
                <text:list-item>
                  <text:p text:style-name="P15"><text:span text:style-name="T4">encrypt</text:span></text:p>
                </text:list-item>
                <text:list-item>
                  <text:p text:style-name="P15"><text:span text:style-name="T4">decrypt of a string of characters</text:span></text:p>
                </text:list-item>
              </text:list>
            </text:list-item>
          </text:list>
        </text:list-item>
      </text:list>
      <text:list xml:id="list1553701440" text:continue-list="list700907243" text:style-name="L7">
        <text:list-item>
          <text:list>
            <text:list-item>
              <text:list>
                <text:list-item>
                  <text:p text:style-name="P12"><text:span text:style-name="T4">LSB Identify: The lsb identify module will help identify the two least significant bits of the RGB components of a pixel and will expose these to the GA component.</text:span></text:p>
                </text:list-item>
                <text:list-item>
                  <text:p text:style-name="P12"><text:span text:style-name="T4">GA : The GA component is the genetic algorithm implementation for the search space optimization of identifying those key LSB pixels where the secret message should be hidden in the source image to generate the Stego Image. Some of the functions of the GA components are</text:span></text:p>
                </text:list-item>
              </text:list>
            </text:list-item>
          </text:list>
        </text:list-item>
      </text:list>
      <text:list xml:id="list9198206270868573348" text:style-name="L14">
        <text:list-item>
          <text:list>
            <text:list-item>
              <text:list>
                <text:list-item>
                  <text:p text:style-name="P16"><text:span text:style-name="T4">Generate Population</text:span></text:p>
                </text:list-item>
                <text:list-item>
                  <text:p text:style-name="P16"><text:span text:style-name="T4">Mutate / CrossOver</text:span></text:p>
                </text:list-item>
                <text:list-item>
                  <text:p text:style-name="P16"><text:span text:style-name="T4">Selection</text:span></text:p>
                </text:list-item>
                <text:list-item>
                  <text:p text:style-name="P16"><text:span text:style-name="T4">Generate PIT</text:span></text:p>
                </text:list-item>
                <text:list-item>
                  <text:p text:style-name="P16"><text:span text:style-name="T4">Stop</text:span></text:p>
                </text:list-item>
              </text:list>
            </text:list-item>
          </text:list>
        </text:list-item>
      </text:list>
      <text:list xml:id="list2159910341" text:continue-list="list1553701440" text:style-name="L7">
        <text:list-item>
          <text:list>
            <text:list-item>
              <text:list>
                <text:list-item>
                  <text:p text:style-name="P12"><text:span text:style-name="T4">Image Testing : This component gives us modules to test the source image and the stego image for various tests that we would like to perform on the stego image </text:span></text:p>
                </text:list-item>
              </text:list>
            </text:list-item>
          </text:list>
        </text:list-item>
      </text:list>
      <text:list xml:id="list361344560111628755" text:style-name="L15">
        <text:list-item>
          <text:list>
            <text:list-item>
              <text:list>
                <text:list-item>
                  <text:p text:style-name="P17"><text:span text:style-name="T4">PNSR (Peak signal to noise ratio) </text:span></text:p>
                </text:list-item>
                <text:list-item>
                  <text:p text:style-name="P17"><text:span text:style-name="T4">MSE (Mean Square Error)</text:span></text:p>
                </text:list-item>
              </text:list>
            </text:list-item>
          </text:list>
        </text:list-item>
      </text:list>
      <text:list xml:id="list903004433" text:continue-list="list2159910341" text:style-name="L7">
        <text:list-item>
          <text:list>
            <text:list-item>
              <text:list>
                <text:list-item>
                  <text:p text:style-name="P12"><text:span text:style-name="T4">Results and Reporting : This component captures results and can provide useful reports later for analysis.</text:span></text:p>
                </text:list-item>
              </text:list>
            </text:list-item>
          </text:list>
        </text:list-item>
      </text:list>
      <text:list xml:id="list6179855280741137522" text:style-name="L10">
        <text:list-item>
          <text:list>
            <text:list-item>
              <text:list>
                <text:list-item>
                  <text:p text:style-name="P13"><text:span text:style-name="T4">Capture results in a file</text:span></text:p>
                </text:list-item>
                <text:list-item>
                  <text:p text:style-name="P13"><text:span text:style-name="T4">Generate simple report in tabular format.</text:span></text:p>
                </text:list-item>
              </text:list>
            </text:list-item>
          </text:list>
        </text:list-item>
      </text:list>
      <text:p text:style-name="P5"><text:span text:style-name="T1"/></text:p>
      <text:p text:style-name="P4"><text:span text:style-name="T1"/></text:p>
      <text:p text:style-name="P7">Physical architecture</text:p>
      <text:p text:style-name="P4"><text:span text:style-name="T1"/></text:p>
      <text:p text:style-name="P4"><text:span text:style-name="T1"/></text:p>
      <text:p text:style-name="P6"><text:tab/></text:p>
      <text:p text:style-name="P4"><text:span text:style-name="T1"/></text:p>
      <text:p text:style-name="P4"><text:span text:style-name="T1"/></text:p>
      <text:p text:style-name="P4"><text:span text:style-name="T1"/></text:p>
      <text:p text:style-name="P4"><text:span text:style-name="T1"/></text:p>
      <text:p text:style-name="P8"><text:span text:style-name="T1">Future scope for the physical architecture</text:span></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8"><text:span text:style-name="T1">Data Flow Diagram</text:span></text:p>
      <text:p text:style-name="P8"><text:span text:style-name="T1"/></text:p>
      <text:p text:style-name="P8"><text:span text:style-name="T1"/></text:p>
      <text:p text:style-name="P8"><text:span text:style-name="T1"/></text:p>
      <text:p text:style-name="P8"><text:span text:style-name="T1">Flow Chart</text:span></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oft-page-break/><text:span text:style-name="T1">Programming language selection and platform</text:span></text:p>
      <text:p text:style-name="P8"><text:span text:style-name="T1"/></text:p>
      <text:p text:style-name="P9">Programming Language <text:tab/><text:tab/><text:tab/>: Java</text:p>
      <text:p text:style-name="P9">Platform<text:tab/><text:tab/> <text:s text:c="3"/><text:tab/><text:tab/><text:tab/>: (JDK) Core Java </text:p>
      <text:p text:style-name="P9">Integrated development environment <text:tab/>: Eclipse (LUNA)</text:p>
      <text:p text:style-name="P9">UI Framework<text:tab/><text:tab/><text:tab/><text:tab/>: Swing vs JavaFX</text:p>
      <text:p text:style-name="P9">Image Processing framework<text:tab/><text:tab/><text:tab/>: JDK (tiff, bmp, jgp)</text:p>
      <text:p text:style-name="P9"/>
      <text:p text:style-name="P9"/>
      <text:p text:style-name="P8"><text:span text:style-name="T1">Partial Implementation</text:span></text:p>
      <text:p text:style-name="P8"><text:span text:style-name="T1"/></text:p>
      <text:p text:style-name="P8"><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udhir Murthy</meta:initial-creator>
    <meta:creation-date>2015-03-22T13:25:35</meta:creation-date>
    <dc:date>2015-03-22T15:35:17</dc:date>
    <dc:creator>Sudhir Murthy</dc:creator>
    <meta:editing-duration>PT2H9M43S</meta:editing-duration>
    <meta:editing-cycles>11</meta:editing-cycles>
    <meta:generator>OpenOffice/4.1.1$Unix OpenOffice.org_project/411m6$Build-9775</meta:generator>
    <meta:document-statistic meta:table-count="1" meta:image-count="0" meta:object-count="0" meta:page-count="4" meta:paragraph-count="72" meta:word-count="916" meta:character-count="5906"/>
  </office:meta>
</office:document-meta>
</file>